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6e5f6" officeooo:paragraph-rsid="0016e5f6"/>
    </style:style>
    <style:style style:name="P2" style:family="paragraph" style:parent-style-name="Text_20_body">
      <style:text-properties officeooo:rsid="0015664f" officeooo:paragraph-rsid="0016e5f6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15664f" officeooo:paragraph-rsid="0016e5f6"/>
    </style:style>
    <style:style style:name="P4" style:family="paragraph" style:parent-style-name="Heading_20_1">
      <style:text-properties officeooo:paragraph-rsid="0016e5f6"/>
    </style:style>
    <style:style style:name="T1" style:family="text">
      <style:text-properties officeooo:rsid="0015664f"/>
    </style:style>
    <style:style style:name="T2" style:family="text">
      <style:text-properties officeooo:rsid="0016e5f6"/>
    </style:style>
    <style:style style:name="T3" style:family="text">
      <style:text-properties officeooo:rsid="001812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servaciones a la izquierda</text:p>
      <text:h text:style-name="P4" text:outline-level="1">Como utilizar<text:span text:style-name="T1">lo</text:span></text:h>
      <text:p text:style-name="P2">LibreOffice Writer al momento de pegar un texto entre documentos, no lleva el formato, pero si los estilos nuevos que no <text:span text:style-name="T3">estén</text:span> presentes en el documento destino, <text:span text:style-name="T3">esto nos permite reutilizar estilos completamente nuevos que complementen los originales.</text:span></text:p>
      <text:p text:style-name="P3">Para utilizar este estilo, alcanza con copiar una palabra y pegarlo en el documento que <text:span text:style-name="T3">queramos</text:span> utilizarlo. <text:span text:style-name="T2">Para este modulo, es necesario copiar y pegar cada color (o seleccionarlos a todos, copiar, pegar y borrar el texto pegado)</text:span></text:p>
      <text:p text:style-name="P2">Como el estilo no define un tipo de letra, tomará el que este definido en el documento.</text:p>
      <text:p text:style-name="extra_5f_observacion-negro">Uno</text:p>
      <text:p text:style-name="extra_5f_observacion-azul">dos</text:p>
      <text:p text:style-name="extra_5f_observacion-naranja">tres</text:p>
      <text:p text:style-name="extra_5f_observacion-negro-doble">cuatro</text:p>
      <text:p text:style-name="extra_5f_observacion-rosa">cinco</text:p>
      <text:p text:style-name="extra_5f_observacion-verde">se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xtra_5f_observacion-negro" style:display-name="extra_observacion-negro" style:family="paragraph" style:parent-style-name="Text_20_body">
      <loext:graphic-properties draw:fill-color="#d8ead4"/>
      <style:paragraph-properties fo:margin-left="-0.66cm" fo:margin-right="0cm" style:register-true="true" fo:text-indent="1.27cm" style:auto-text-indent="false" fo:padding="0.508cm" fo:border-left="4.31pt solid #000000" fo:border-right="none" fo:border-top="none" fo:border-bottom="none"/>
    </style:style>
    <style:style style:name="extra_5f_observacion-naranja" style:display-name="extra_observacion-naranja" style:family="paragraph" style:parent-style-name="extra_5f_observacion-negro">
      <loext:graphic-properties draw:fill-color="#d8ead4"/>
      <style:paragraph-properties fo:padding="0.508cm" fo:border-left="4.31pt solid #fe9900" fo:border-right="none" fo:border-top="none" fo:border-bottom="none"/>
    </style:style>
    <style:style style:name="extra_5f_observacion-rosa" style:display-name="extra_observacion-rosa" style:family="paragraph" style:parent-style-name="extra_5f_observacion-negro">
      <loext:graphic-properties draw:fill-color="#d8ead4" draw:fill-image-width="0cm" draw:fill-image-height="0cm"/>
      <style:paragraph-properties fo:margin-left="-0.66cm" fo:margin-right="0cm" fo:text-indent="1.27cm" style:auto-text-indent="false" fo:padding="0.508cm" fo:border-left="4.31pt solid #ff00fe" fo:border-right="none" fo:border-top="none" fo:border-bottom="none" style:shadow="none"/>
    </style:style>
    <style:style style:name="extra_5f_observacion-negro-doble" style:display-name="extra_observacion-negro-doble" style:family="paragraph" style:parent-style-name="extra_5f_observacion-negro">
      <loext:graphic-properties draw:fill-color="#d8ead4"/>
      <style:paragraph-properties style:border-line-width-left="0.051cm 0.051cm 0.051cm" fo:padding="0.508cm" fo:border-left="4.34pt double #000000" fo:border-right="none" fo:border-top="none" fo:border-bottom="none"/>
    </style:style>
    <style:style style:name="extra_5f_observacion-azul" style:display-name="extra_observacion-azul" style:family="paragraph" style:parent-style-name="extra_5f_observacion-negro">
      <loext:graphic-properties draw:fill-color="#d8ead4"/>
      <style:paragraph-properties fo:padding="0.508cm" fo:border-left="4.31pt solid #4a86e8" fo:border-right="none" fo:border-top="none" fo:border-bottom="none" style:shadow="none"/>
    </style:style>
    <style:style style:name="extra_5f_observacion-verde" style:display-name="extra_observacion-verde" style:family="paragraph" style:parent-style-name="extra_5f_observacion-negro">
      <loext:graphic-properties draw:fill-color="#d8ead4"/>
      <style:paragraph-properties fo:padding="0.508cm" fo:border-left="4.31pt solid #00ff01" fo:border-right="none" fo:border-top="none" fo:border-bottom="none" style:shadow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ín René Vilugrón</meta:initial-creator>
    <meta:creation-date>2018-09-03T10:25:39.245000000</meta:creation-date>
    <dc:date>2019-03-19T15:08:54.489000000</dc:date>
    <dc:creator>Martín René Vilugrón</dc:creator>
    <meta:editing-duration>PT22M19S</meta:editing-duration>
    <meta:editing-cycles>5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11" meta:word-count="105" meta:character-count="638" meta:non-whitespace-character-count="544"/>
  </office:meta>
</office:document-meta>
</file>